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5EBBEC21A0.png" manifest:media-type="image/png"/>
  <manifest:file-entry manifest:full-path="Pictures/1000020100000321000002BE820B3F00.png" manifest:media-type="image/png"/>
  <manifest:file-entry manifest:full-path="Pictures/10000201000002F3000002C41AFFA376.png" manifest:media-type="image/png"/>
  <manifest:file-entry manifest:full-path="Pictures/10000201000007D0000007D0DA1D5988.png" manifest:media-type="image/png"/>
  <manifest:file-entry manifest:full-path="Pictures/100002010000010000000058A6C288E2.png" manifest:media-type="image/png"/>
  <manifest:file-entry manifest:full-path="Pictures/10000201000004DF00000278C82813AD.png" manifest:media-type="image/png"/>
  <manifest:file-entry manifest:full-path="Pictures/10000201000004E20000027AB1FE43E8.png" manifest:media-type="image/png"/>
  <manifest:file-entry manifest:full-path="Pictures/10000201000003FC000004241D543112.png" manifest:media-type="image/png"/>
  <manifest:file-entry manifest:full-path="Pictures/10000201000004DC0000023F44772D0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otted"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otted" svg:stroke-width="0.102cm" svg:stroke-color="#33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333333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33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sub 58%" fo:font-size="32pt" style:font-size-asian="32pt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131cm" svg:height="2.362cm" svg:x="5.51cm" svg:y="14.402cm">
          <draw:image xlink:href="Pictures/10000201000004DC0000023F44772D05.png" xlink:type="simple" xlink:show="embed" xlink:actuate="onLoad">
            <text:p/>
          </draw:image>
        </draw:frame>
        <draw:frame draw:style-name="gr1" draw:text-style-name="P1" draw:layer="layout" svg:width="5.08cm" svg:height="5.283cm" svg:x="12.23cm" svg:y="2.54cm">
          <draw:image xlink:href="Pictures/10000201000003FC000004241D543112.png" xlink:type="simple" xlink:show="embed" xlink:actuate="onLoad">
            <text:p/>
          </draw:image>
        </draw:frame>
        <draw:frame draw:style-name="gr2" draw:text-style-name="P1" draw:layer="layout" svg:width="28cm" svg:height="1.673cm" svg:x="0cm" svg:y="19.327cm">
          <draw:text-box>
            <text:p text:style-name="P1">http://www.bloomberg.com/bw/articles/2014-06-16/open-plan-offices-for-people-who-hate-open-plan-offices</text:p>
          </draw:text-box>
        </draw:frame>
        <draw:line draw:style-name="gr3" draw:text-style-name="P1" draw:layer="layout" svg:x1="14.146cm" svg:y1="3.048cm" svg:x2="11.352cm" svg:y2="9.144cm">
          <text:p/>
        </draw:line>
        <draw:frame draw:style-name="gr1" draw:text-style-name="P1" draw:layer="layout" svg:width="5.131cm" svg:height="2.362cm" svg:x="6.272cm" svg:y="9.144cm">
          <draw:image xlink:href="Pictures/10000201000004DC0000023F44772D05.png" xlink:type="simple" xlink:show="embed" xlink:actuate="onLoad">
            <text:p/>
          </draw:image>
        </draw:frame>
        <draw:custom-shape draw:style-name="gr4" draw:text-style-name="P1" draw:layer="layout" svg:width="1.27cm" svg:height="0.508cm" svg:x="13.446cm" svg:y="2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0.254cm" svg:x="6.526cm" svg:y="9.5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131cm" svg:height="2.591cm" svg:x="2.208cm" svg:y="14.173cm">
          <draw:image xlink:href="Pictures/10000201000004DF00000278C82813AD.png" xlink:type="simple" xlink:show="embed" xlink:actuate="onLoad">
            <text:p/>
          </draw:image>
        </draw:frame>
        <draw:line draw:style-name="gr3" draw:text-style-name="P1" draw:layer="layout" svg:x1="7.542cm" svg:y1="9.806cm" svg:x2="5.002cm" svg:y2="14.173cm">
          <text:p/>
        </draw:line>
        <draw:line draw:style-name="gr3" draw:text-style-name="P1" draw:layer="layout" svg:x1="7.555cm" svg:y1="9.794cm" svg:x2="8.558cm" svg:y2="14.224cm">
          <text:p/>
        </draw:line>
        <draw:line draw:style-name="gr3" draw:text-style-name="P1" draw:layer="layout" svg:x1="7.622cm" svg:y1="9.781cm" svg:x2="10.336cm" svg:y2="14.224cm">
          <text:p/>
        </draw:line>
        <draw:frame draw:style-name="gr1" draw:text-style-name="P1" draw:layer="layout" svg:width="5.131cm" svg:height="2.591cm" svg:x="9.523cm" svg:y="14.224cm">
          <draw:image xlink:href="Pictures/10000201000004E20000027AB1FE43E8.png" xlink:type="simple" xlink:show="embed" xlink:actuate="onLoad">
            <text:p/>
          </draw:image>
        </draw:frame>
        <draw:custom-shape draw:style-name="gr5" draw:text-style-name="P1" draw:layer="layout" svg:width="13.33cm" svg:height="15.599cm" svg:x="1.894cm" svg:y="2.18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3.208cm" svg:height="1.27cm" svg:x="1.508cm" svg:y="2.286cm">
          <draw:text-box>
            <text:p text:style-name="P1">onMouseOver <text:span text:style-name="T1">P</text:span></text:p>
          </draw:text-box>
        </draw:frame>
        <draw:frame draw:style-name="gr2" draw:text-style-name="P2" draw:layer="layout" svg:width="1.7cm" svg:height="1.883cm" svg:x="0.254cm" svg:y="4.213cm">
          <draw:text-box>
            <text:p text:style-name="P2"><text:span text:style-name="T2">s</text:span><text:span text:style-name="T3">0</text:span></text:p>
          </draw:text-box>
        </draw:frame>
        <draw:frame draw:style-name="gr2" draw:text-style-name="P2" draw:layer="layout" svg:width="1.7cm" svg:height="1.883cm" svg:x="0.254cm" svg:y="9.039cm">
          <draw:text-box>
            <text:p text:style-name="P2"><text:span text:style-name="T2">s</text:span><text:span text:style-name="T3">1</text:span></text:p>
          </draw:text-box>
        </draw:frame>
        <draw:frame draw:style-name="gr2" draw:text-style-name="P2" draw:layer="layout" svg:width="1.7cm" svg:height="1.883cm" svg:x="0.254cm" svg:y="14.732cm">
          <draw:text-box>
            <text:p text:style-name="P2"><text:span text:style-name="T2">s</text:span><text:span text:style-name="T3">2</text:span></text:p>
          </draw:text-box>
        </draw:frame>
        <draw:frame draw:style-name="gr1" draw:text-style-name="P1" draw:layer="layout" svg:width="3.302cm" svg:height="1.016cm" svg:x="4.826cm" svg:y="5.334cm">
          <draw:image xlink:href="Pictures/100002010000010000000058A6C288E2.png" xlink:type="simple" xlink:show="embed" xlink:actuate="onLoad">
            <text:p/>
          </draw:image>
        </draw:frame>
        <draw:frame draw:style-name="gr1" draw:text-style-name="P1" draw:layer="layout" svg:width="1.447cm" svg:height="1.534cm" svg:x="8.128cm" svg:y="5.07cm">
          <draw:image xlink:href="Pictures/10000201000007D0000007D0DA1D5988.png" xlink:type="simple" xlink:show="embed" xlink:actuate="onLoad">
            <text:p/>
          </draw:image>
        </draw:frame>
        <draw:frame draw:style-name="gr2" draw:text-style-name="P3" draw:layer="layout" svg:width="3.81cm" svg:height="0.729cm" draw:transform="rotate (1.1391764027767) translate (11.206cm 7.569cm)">
          <draw:text-box>
            <text:p text:style-name="P3"><text:span text:style-name="T4">mouseOver</text:span></text:p>
          </draw:text-box>
        </draw:frame>
        <draw:frame draw:style-name="gr1" draw:text-style-name="P1" draw:layer="layout" svg:width="1.778cm" svg:height="0.508cm" svg:x="2.848cm" svg:y="10.922cm">
          <draw:image xlink:href="Pictures/100002010000010000000058A6C288E2.png" xlink:type="simple" xlink:show="embed" xlink:actuate="onLoad">
            <text:p/>
          </draw:image>
        </draw:frame>
        <draw:frame draw:style-name="gr1" draw:text-style-name="P1" draw:layer="layout" svg:width="1.447cm" svg:height="1.534cm" svg:x="3.048cm" svg:y="11.176cm">
          <draw:image xlink:href="Pictures/10000201000007D0000007D0DA1D5988.png" xlink:type="simple" xlink:show="embed" xlink:actuate="onLoad">
            <text:p/>
          </draw:image>
        </draw:frame>
        <draw:line draw:style-name="gr7" draw:text-style-name="P1" draw:layer="layout" svg:x1="11.206cm" svg:y1="6.096cm" svg:x2="9.906cm" svg:y2="6.096cm">
          <text:p/>
        </draw:line>
        <draw:line draw:style-name="gr7" draw:text-style-name="P1" draw:layer="layout" svg:x1="7.65cm" svg:y1="6.858cm" svg:x2="7.62cm" svg:y2="8.89cm">
          <text:p/>
        </draw:line>
        <draw:line draw:style-name="gr7" draw:text-style-name="P1" draw:layer="layout" svg:x1="6.096cm" svg:y1="11.684cm" svg:x2="4.796cm" svg:y2="11.684cm">
          <text:p/>
        </draw:line>
        <draw:line draw:style-name="gr7" draw:text-style-name="P1" draw:layer="layout" svg:x1="3.84cm" svg:y1="12.7cm" svg:x2="3.84cm" svg:y2="13.97cm">
          <text:p/>
        </draw:line>
        <draw:frame draw:style-name="gr2" draw:text-style-name="P3" draw:layer="layout" svg:width="3.81cm" svg:height="0.729cm" draw:transform="rotate (1.05470246698017) translate (5.237cm 13.767cm)">
          <draw:text-box>
            <text:p text:style-name="P3"><text:span text:style-name="T4">mouseOver</text:span></text:p>
          </draw:text-box>
        </draw:frame>
        <draw:custom-shape draw:style-name="gr8" draw:text-style-name="P1" draw:layer="layout" svg:width="12.33cm" svg:height="15.599cm" svg:x="15.356cm" svg:y="2.0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2cm" svg:height="2.997cm" svg:x="17.628cm" svg:y="3.099cm">
          <draw:image xlink:href="Pictures/10000201000002F3000002C41AFFA376.png" xlink:type="simple" xlink:show="embed" xlink:actuate="onLoad">
            <text:p/>
          </draw:image>
        </draw:frame>
        <draw:frame draw:style-name="gr1" draw:text-style-name="P1" draw:layer="layout" svg:width="3.2cm" svg:height="2.997cm" svg:x="17.222cm" svg:y="9.206cm">
          <draw:image xlink:href="Pictures/10000201000002F3000002C41AFFA376.png" xlink:type="simple" xlink:show="embed" xlink:actuate="onLoad">
            <text:p/>
          </draw:image>
        </draw:frame>
        <draw:frame draw:style-name="gr1" draw:text-style-name="P1" draw:layer="layout" svg:width="3.2cm" svg:height="2.997cm" svg:x="18.136cm" svg:y="9.968cm">
          <draw:image xlink:href="Pictures/10000201000002F3000002C41AFFA376.png" xlink:type="simple" xlink:show="embed" xlink:actuate="onLoad">
            <text:p/>
          </draw:image>
        </draw:frame>
        <draw:frame draw:style-name="gr1" draw:text-style-name="P1" draw:layer="layout" svg:width="3.048cm" svg:height="2.667cm" svg:x="23.114cm" svg:y="3.556cm">
          <draw:image xlink:href="Pictures/1000020100000321000002BE820B3F00.png" xlink:type="simple" xlink:show="embed" xlink:actuate="onLoad">
            <text:p/>
          </draw:image>
        </draw:frame>
        <draw:frame draw:style-name="gr1" draw:text-style-name="P1" draw:layer="layout" svg:width="3.048cm" svg:height="3.327cm" svg:x="23.622cm" svg:y="9.46cm">
          <draw:image xlink:href="Pictures/10000201000004000000045EBBEC21A0.png" xlink:type="simple" xlink:show="embed" xlink:actuate="onLoad">
            <text:p/>
          </draw:image>
        </draw:frame>
        <draw:custom-shape draw:style-name="gr9" draw:text-style-name="P1" draw:layer="layout" svg:width="0.762cm" svg:height="0.508cm" svg:x="20.066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762cm" svg:height="0.762cm" svg:x="25.146cm" svg:y="4.16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0.32cm" svg:y1="4.064cm" svg:x2="18.034cm" svg:y2="9.398cm">
          <text:p/>
        </draw:line>
        <draw:line draw:style-name="gr10" draw:text-style-name="P1" draw:layer="layout" svg:x1="20.333cm" svg:y1="4.051cm" svg:x2="20.828cm" svg:y2="9.968cm">
          <text:p/>
        </draw:line>
        <draw:line draw:style-name="gr10" draw:text-style-name="P1" draw:layer="layout" svg:x1="25.654cm" svg:y1="4.926cm" svg:x2="24.892cm" svg:y2="9.398cm">
          <text:p/>
        </draw:line>
        <draw:frame draw:style-name="gr2" draw:text-style-name="P3" draw:layer="layout" svg:width="3.81cm" svg:height="0.729cm" draw:transform="rotate (1.1391764027767) translate (17.88cm 7.979cm)">
          <draw:text-box>
            <text:p text:style-name="P3"><text:span text:style-name="T4">click</text:span></text:p>
          </draw:text-box>
        </draw:frame>
        <draw:frame draw:style-name="gr2" draw:text-style-name="P3" draw:layer="layout" svg:width="3.81cm" svg:height="0.729cm" draw:transform="rotate (1.38282436635511) translate (25.028cm 8.573cm)">
          <draw:text-box>
            <text:p text:style-name="P3"><text:span text:style-name="T4">click</text:span></text:p>
          </draw:text-box>
        </draw:frame>
        <draw:frame draw:style-name="gr1" draw:text-style-name="P1" draw:layer="layout" svg:width="1.778cm" svg:height="0.508cm" svg:x="21.536cm" svg:y="6.604cm">
          <draw:image xlink:href="Pictures/100002010000010000000058A6C288E2.png" xlink:type="simple" xlink:show="embed" xlink:actuate="onLoad">
            <text:p/>
          </draw:image>
        </draw:frame>
        <draw:frame draw:style-name="gr1" draw:text-style-name="P1" draw:layer="layout" svg:width="1.193cm" svg:height="1.016cm" svg:x="21.867cm" svg:y="7.112cm">
          <draw:image xlink:href="Pictures/10000201000007D0000007D0DA1D5988.png" xlink:type="simple" xlink:show="embed" xlink:actuate="onLoad">
            <text:p/>
          </draw:image>
        </draw:frame>
        <draw:line draw:style-name="gr7" draw:text-style-name="P1" draw:layer="layout" svg:x1="24.384cm" svg:y1="7.62cm" svg:x2="23.084cm" svg:y2="7.62cm">
          <text:p/>
        </draw:line>
        <draw:line draw:style-name="gr7" draw:text-style-name="P1" draw:layer="layout" svg:x1="20.804cm" svg:y1="7.62cm" svg:x2="21.79cm" svg:y2="7.62cm">
          <text:p/>
        </draw:line>
        <draw:line draw:style-name="gr7" draw:text-style-name="P1" draw:layer="layout" svg:x1="22.382cm" svg:y1="8.128cm" svg:x2="21.336cm" svg:y2="9.652cm">
          <text:p/>
        </draw:line>
        <draw:line draw:style-name="gr7" draw:text-style-name="P1" draw:layer="layout" svg:x1="22.606cm" svg:y1="8.128cm" svg:x2="23.368cm" svg:y2="9.652cm">
          <text:p/>
        </draw:line>
        <draw:frame draw:style-name="gr6" draw:text-style-name="P1" draw:layer="layout" svg:width="13.208cm" svg:height="1.27cm" svg:x="15.24cm" svg:y="2.181cm">
          <draw:text-box>
            <text:p text:style-name="P1">onClick <text:span text:style-name="T1">P</text:span><text:span text:style-name="T5">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4T23:05:24.024426852</meta:creation-date>
    <dc:date>2015-10-14T23:39:11.774264157</dc:date>
    <meta:editing-duration>PT31M45S</meta:editing-duration>
    <meta:editing-cycles>8</meta:editing-cycles>
    <meta:generator>LibreOffice/4.2.8.2$Linux_X86_64 LibreOffice_project/420m0$Build-2</meta:generator>
    <meta:document-statistic meta:object-count="70"/>
  </office:meta>
</office:document-meta>
</file>